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zirmatn" svg:font-family="Vazirmatn"/>
    <style:font-face style:name="Vazirmatn1" svg:font-family="Vazirmat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2a48"/>
    </style:style>
    <style:style style:name="P2" style:family="paragraph" style:parent-style-name="Standard">
      <style:text-properties officeooo:paragraph-rsid="00092a48"/>
    </style:style>
    <style:style style:name="P3" style:family="paragraph" style:parent-style-name="Standard">
      <style:text-properties officeooo:rsid="00092a48" officeooo:paragraph-rsid="00092a48"/>
    </style:style>
    <style:style style:name="P4" style:family="paragraph" style:parent-style-name="Standard">
      <style:text-properties officeooo:paragraph-rsid="000b41ad"/>
    </style:style>
    <style:style style:name="T1" style:family="text">
      <style:text-properties officeooo:rsid="00069c34"/>
    </style:style>
    <style:style style:name="T2" style:family="text">
      <style:text-properties officeooo:rsid="00092a48"/>
    </style:style>
    <style:style style:name="T3" style:family="text">
      <style:text-properties officeooo:rsid="000a3560"/>
    </style:style>
    <style:style style:name="T4" style:family="text">
      <style:text-properties officeooo:rsid="000b4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As a user, I want to be sure that my cat is properly fed while I’m away</text:span></text:p>
      <text:p text:style-name="Standard"><text:tab/><text:span text:style-name="T1">Why? → because I love my cat, and don’t want it suffer.</text:span></text:p>
      <text:p text:style-name="P1">Dev. How? → I provide tacking of feeding sessions, so that the cat care giver can know whether the cas has been fed and have access to feeding history of a cat.</text:p>
      <text:p text:style-name="P2"><text:tab/></text:p>
      <text:p text:style-name="P3">BREAK DOWN:</text:p>
      <text:p text:style-name="P3"/>
      <text:p text:style-name="Standard">- <text:span text:style-name="T2">As a user I wanna obtain the list of feeding history of my cat within the last 10 days.</text:span></text:p>
      <text:p text:style-name="Standard">- <text:span text:style-name="T2">As a user I wanna be able to set </text:span><text:span text:style-name="T3">how many meals per day my can should be having.</text:span></text:p>
      <text:p text:style-name="Standard">- <text:span text:style-name="T2">As a user I wanna be able to </text:span><text:span text:style-name="T3">write</text:span><text:span text:style-name="T2"> instruction</text:span><text:span text:style-name="T3">s </text:span><text:span text:style-name="T2">for feeding my cat so if I am not around </text:span><text:span text:style-name="T3">my cat sitter</text:span><text:span text:style-name="T2"> can feed my cat by following my instructions.</text:span></text:p>
      <text:p text:style-name="Standard">- <text:span text:style-name="T4">As a user I wanna be able to create a profile for my cat →</text:span></text:p>
      <text:p text:style-name="P4"><text:tab/><text:tab/><text:tab/><text:tab/><text:tab/><text:tab/><text:tab/><text:tab/>- <text:span text:style-name="T4">name<text:line-break/><text:tab/><text:tab/><text:tab/><text:tab/><text:tab/><text:tab/><text:tab/><text:tab/>- birthday<text:line-break/><text:tab/><text:tab/><text:tab/><text:tab/><text:tab/><text:tab/><text:tab/></text:span><text:span text:style-name="T4"><text:tab/>- set how many meals per day my cat </text:span></text:p>
      <text:p text:style-name="Standard">- <text:span text:style-name="T2">As a user I wanna know if the feeding session at the end of today was as it was set for my cat!<text:line-break/>- As a user </text:span><text:span text:style-name="T3">I wanna know the last time my cat was f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zirmatn" svg:font-family="Vazirmatn"/>
    <style:font-face style:name="Vazirmatn1" svg:font-family="Vazirmat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Vazirmatn1" style:font-size-complex="12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Vazirmatn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Vazirmatn1" style:font-family-complex="Vazirmatn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matn" style:font-family-complex="Vazirmat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azirmatn" style:font-family-complex="Vazirmat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matn" style:font-family-complex="Vazirmatn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54:06.881068977</meta:creation-date>
    <dc:date>2024-11-12T19:12:02.226856195</dc:date>
    <meta:editing-duration>PT5H39M50S</meta:editing-duration>
    <meta:editing-cycles>3</meta:editing-cycles>
    <meta:generator>LibreOffice/24.8.1.2$Linux_X86_64 LibreOffice_project/480$Build-2</meta:generator>
    <meta:document-statistic meta:table-count="0" meta:image-count="0" meta:object-count="0" meta:page-count="1" meta:paragraph-count="11" meta:word-count="203" meta:character-count="912" meta:non-whitespace-character-count="692"/>
  </office:meta>
</office:document-meta>
</file>